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ourcecode">
      <style:text-properties fo:font-weight="bold" style:font-weight-asian="bold" style:font-weight-complex="bold"/>
    </style:style>
    <style:style style:name="P8" style:family="paragraph" style:parent-style-name="Sourcecode">
      <style:text-properties fo:font-weight="normal" style:font-weight-asian="normal" style:font-weight-complex="normal"/>
    </style:style>
    <style:style style:name="P9"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0"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Sunday, June 03,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Book<text:tab/>3</text:p>
          <text:p text:style-name="P5">More Documentation on hamsterdb<text:tab/>3</text:p>
          <text:p text:style-name="P5">Obtaining the Most Recent Versions<text:tab/>3</text:p>
          <text:p text:style-name="P5">hamsterdb Licensing<text:tab/>3</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Database<text:tab/>6</text:p>
          <text:p text:style-name="P4">Opening a Database<text:tab/>6</text:p>
          <text:p text:style-name="P4">Overwriting the Comparison Function<text:tab/>6</text:p>
          <text:p text:style-name="P4">Inserting Database Items<text:tab/>8</text:p>
          <text:p text:style-name="P4">Deleting Database Items<text:tab/>8</text:p>
          <text:p text:style-name="P4">Looking up Database Items<text:tab/>9</text:p>
          <text:p text:style-name="P4">Working with Database Cursors<text:tab/>9</text:p>
          <text:p text:style-name="P5">Creating a Database Cursor<text:tab/>10</text:p>
          <text:p text:style-name="P5">Moving Database Cursors<text:tab/>10</text:p>
          <text:p text:style-name="P5">Inserting Database Items with Cursors<text:tab/>11</text:p>
          <text:p text:style-name="P5">Looking up Database Items with Cursors<text:tab/>11</text:p>
          <text:p text:style-name="P5">Replacing Database Items with Cursors<text:tab/>12</text:p>
          <text:p text:style-name="P5">Deleting Database Items with Cursors<text:tab/>12</text:p>
          <text:p text:style-name="P5">Cloning a Database Cursor<text:tab/>12</text:p>
          <text:p text:style-name="P5">Closing a Database Cursor<text:tab/>12</text:p>
          <text:p text:style-name="P4">Close a Database<text:tab/>12</text:p>
          <text:p text:style-name="P4">Appendix I: The GNU General Public License<text:tab/>13</text:p>
          <text:p text:style-name="P4">Appendix II: The GNU Free Documentation License<text:tab/>17</text:p>
        </text:index-body>
      </text:table-of-content>
      <text:p text:style-name="P2"/>
      <text:h text:style-name="P6"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2.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can be found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ly,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u16_t pagesize, ham_u16_t keysize,<text:line-break/> <text:s text:c="13"/>ham_size_t cachesize);<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7"><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size_t cachesize);<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7">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7"><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7">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7">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7">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8">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8">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7">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8">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8">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8">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is unused, set it to <text:span text:style-name="T1">0</text:span>. </text:p>
      <text:p text:style-name="P8">ham_status_t <text:line-break/>ham_cursor_replace(ham_cursor_t *cursor, ham_record_t *record, <text:line-break/> <text:s text:c="15"/>ham_u32_t flags);</text:p>
      <text:p text:style-name="Standard">If you try to replac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8">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8">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8">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8">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8">ham_status_t <text:line-break/>ham_delete(ham_db_t *db);</text:p>
      <text:h text:style-name="Heading_20_1" text:outline-level="1">Appendix I: The GNU General Public License</text:h>
      <text:p text:style-name="P9"><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6-03T00:14:50</dc:date>
    <dc:language>de-DE</dc:language>
    <meta:editing-cycles>24</meta:editing-cycles>
    <meta:editing-duration>PT2H40M5S</meta:editing-duration>
    <meta:user-defined meta:name="Info 1"/>
    <meta:user-defined meta:name="Info 2"/>
    <meta:user-defined meta:name="Info 3"/>
    <meta:user-defined meta:name="Info 4"/>
    <meta:document-statistic meta:table-count="0" meta:image-count="0" meta:object-count="0" meta:page-count="23" meta:paragraph-count="755" meta:word-count="9816" meta:character-count="58320"/>
  </office:meta>
</office:document-meta>
</file>